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swiss" style:font-pitch="variable"/>
    <style:font-face style:name="FreeSans" svg:font-family="FreeSans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937in"/>
    </style:style>
    <style:style style:name="co2" style:family="table-column">
      <style:table-column-properties fo:break-before="auto" style:column-width="2.2217in"/>
    </style:style>
    <style:style style:name="co3" style:family="table-column">
      <style:table-column-properties fo:break-before="auto" style:column-width="8.25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DejaVu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font-name="DejaVu Sans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1021" table:default-cell-style-name="ce2"/>
        <table:table-row table:style-name="ro1">
          <table:table-cell table:style-name="ce1" office:value-type="string">
            <text:p>events</text:p>
          </table:table-cell>
          <table:table-cell table:style-name="ce1" office:value-type="string">
            <text:p>reasons</text:p>
          </table:table-cell>
          <table:table-cell table:style-name="ce3" office:value-type="string">
            <text:p>actions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writer stopped (reader will do as well)</text:p>
          </table:table-cell>
          <table:table-cell office:value-type="string">
            <text:p>network</text:p>
          </table:table-cell>
          <table:table-cell office:value-type="string">
            <text:p>master: ignore / wait for wrapper to stop</text:p>
          </table:table-cell>
          <table:table-cell table:number-columns-repeated="1021"/>
        </table:table-row>
        <table:table-row table:style-name="ro1">
          <table:table-cell office:value-type="string">
            <text:p>reader stopped (writer will do as well)</text:p>
          </table:table-cell>
          <table:table-cell office:value-type="string">
            <text:p>buffer overflow; network</text:p>
          </table:table-cell>
          <table:table-cell office:value-type="string">
            <text:p>wrapper: goto “SIGTERM wrapper”</text:p>
          </table:table-cell>
          <table:table-cell table:number-columns-repeated="1021"/>
        </table:table-row>
        <table:table-row table:style-name="ro1">
          <table:table-cell office:value-type="string">
            <text:p>wrapper (with reader) died</text:p>
          </table:table-cell>
          <table:table-cell office:value-type="string">
            <text:p>signal; network</text:p>
          </table:table-cell>
          <table:table-cell office:value-type="string">
            <text:p>master: start wrapper in recovery mode</text:p>
          </table:table-cell>
          <table:table-cell table:number-columns-repeated="1021"/>
        </table:table-row>
        <table:table-row table:style-name="ro1">
          <table:table-cell office:value-type="string">
            <text:p>SIGTERM received (master)</text:p>
          </table:table-cell>
          <table:table-cell office:value-type="string">
            <text:p>signal</text:p>
          </table:table-cell>
          <table:table-cell office:value-type="string">
            <text:p>master: signal writer to stop; SIGTERM wrapper; clean cbuffer (to stop wrapper); disconnect; exit</text:p>
          </table:table-cell>
          <table:table-cell table:number-columns-repeated="1021"/>
        </table:table-row>
        <table:table-row table:style-name="ro1">
          <table:table-cell office:value-type="string">
            <text:p>SIGTERM received (wrapper)</text:p>
          </table:table-cell>
          <table:table-cell office:value-type="string">
            <text:p>signal</text:p>
          </table:table-cell>
          <table:table-cell office:value-type="string">
            <text:p>wrapper: signal reader and parsers to stop; clean queue (to stop parsers); exit</text:p>
          </table:table-cell>
          <table:table-cell table:number-columns-repeated="1021"/>
        </table:table-row>
        <table:table-row table:style-name="ro1">
          <table:table-cell office:value-type="string">
            <text:p>config updated (req. lib restart)</text:p>
          </table:table-cell>
          <table:table-cell office:value-type="string">
            <text:p>config update</text:p>
          </table:table-cell>
          <table:table-cell office:value-type="string">
            <text:p>wrapper: stop parsers; reload library; start parsers</text:p>
          </table:table-cell>
          <table:table-cell table:number-columns-repeated="1021"/>
        </table:table-row>
        <table:table-row table:style-name="ro1">
          <table:table-cell office:value-type="string">
            <text:p>config updated (req. wrapper restart)</text:p>
          </table:table-cell>
          <table:table-cell office:value-type="string">
            <text:p>config update</text:p>
          </table:table-cell>
          <table:table-cell office:value-type="string">
            <text:p>ignore</text:p>
          </table:table-cell>
          <table:table-cell table:number-columns-repeated="1021"/>
        </table:table-row>
        <table:table-row table:style-name="ro1">
          <table:table-cell office:value-type="string">
            <text:p>config updated (req. master restart)</text:p>
          </table:table-cell>
          <table:table-cell office:value-type="string">
            <text:p>config update</text:p>
          </table:table-cell>
          <table:table-cell office:value-type="string">
            <text:p>ignore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swiss" style:font-pitch="variable"/>
    <style:font-face style:name="FreeSans" svg:font-family="FreeSans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erif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4T19:26:45</meta:creation-date>
    <dc:date>2012-07-04T20:42:05</dc:date>
    <meta:editing-duration>PT1H11M13S</meta:editing-duration>
    <meta:editing-cycles>6</meta:editing-cycles>
    <meta:generator>LibreOffice/3.5$Linux_x86 LibreOffice_project/350m1$Build-2</meta:generator>
    <meta:document-statistic meta:table-count="3" meta:cell-count="27" meta:object-count="0"/>
  </office:meta>
</office:document-meta>
</file>